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26in"/>
    </style:style>
    <style:style style:name="co2" style:family="table-column">
      <style:table-column-properties fo:break-before="auto" style:column-width="1.6457in"/>
    </style:style>
    <style:style style:name="co3" style:family="table-column">
      <style:table-column-properties fo:break-before="auto" style:column-width="1.4165in"/>
    </style:style>
    <style:style style:name="co4" style:family="table-column">
      <style:table-column-properties fo:break-before="auto" style:column-width="4.0311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1.8354in"/>
    </style:style>
    <style:style style:name="co7" style:family="table-column">
      <style:table-column-properties fo:break-before="auto" style:column-width="2.2063in"/>
    </style:style>
    <style:style style:name="co8" style:family="table-column">
      <style:table-column-properties fo:break-before="auto" style:column-width="2.4252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008in solid #000000"/>
    </style:style>
    <style:style style:name="ce5" style:family="table-cell" style:parent-style-name="Default" style:data-style-name="N0">
      <style:table-cell-properties fo:border="0.0008in solid #000000"/>
    </style:style>
    <style:style style:name="ce6" style:family="table-cell" style:parent-style-name="Default" style:data-style-name="N117">
      <style:table-cell-properties fo:border="0.0008in solid #000000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2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WORM Subject Planner</text:p>
          </table:table-cell>
          <table:table-cell table:style-name="ce1"/>
          <table:table-cell table:number-columns-repeated="1022"/>
        </table:table-row>
        <table:table-row table:style-name="ro1">
          <table:table-cell office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bmitted to:</text:p>
          </table:table-cell>
          <table:table-cell office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bmitted by:</text:p>
          </table:table-cell>
          <table:table-cell office:value-type="string">
            <text:p>Camba, Jannieca P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omingo, Patrick Leiniel H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imenez, Joni Marie 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>
            <text:p>1<text:span text:style-name="T1">st</text:span> Sem AY 2014-201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vision Date</text:p>
          </table:table-cell>
          <table:table-cell table:style-name="ce3" office:value-type="string">
            <text:p>Person Responsible</text:p>
          </table:table-cell>
          <table:table-cell table:style-name="ce3" office:value-type="string">
            <text:p>Version Number</text:p>
          </table:table-cell>
          <table:table-cell table:style-name="ce3" office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1-22">
            <text:p>01/22/15</text:p>
          </table:table-cell>
          <table:table-cell table:style-name="ce5" office:value-type="string">
            <text:p>Camba, Jannieca P.</text:p>
          </table:table-cell>
          <table:table-cell table:style-name="ce5" office:value-type="float" office:value="1.1">
            <text:p>1.1</text:p>
          </table:table-cell>
          <table:table-cell table:style-name="ce5" office:value-type="string">
            <text:p>Prioritized requirements traceability matrix</text:p>
          </table:table-cell>
          <table:table-cell table:number-columns-repeated="1020"/>
        </table:table-row>
        <table:table-row table:style-name="ro1">
          <table:table-cell table:style-name="ce5"/>
          <table:table-cell office:value-type="string">
            <text:p>Domingo, Patrick Leiniel H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/>
          <table:table-cell office:value-type="string">
            <text:p>Jimenez, Joni Marie E.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6" office:value-type="date" office:date-value="2015-02-13">
            <text:p>2/13/20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2">
            <text:p>1.2</text:p>
          </table:table-cell>
          <table:table-cell table:style-name="ce5" office:value-type="string">
            <text:p>Adjusted according to sprint 1 result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3-01">
            <text:p>03/01/15</text:p>
          </table:table-cell>
          <table:table-cell table:style-name="ce5" office:value-type="string">
            <text:p>Domingo, Patrick Leiniel H.</text:p>
          </table:table-cell>
          <table:table-cell table:style-name="ce5" office:value-type="float" office:value="1.3">
            <text:p>1.3</text:p>
          </table:table-cell>
          <table:table-cell table:style-name="ce5" office:value-type="string">
            <text:p>Adjusted according to sprint 2 results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5-03-20">
            <text:p>03/20/15</text:p>
          </table:table-cell>
          <table:table-cell table:style-name="ce5" office:value-type="string">
            <text:p>Camba, Jannieca P.</text:p>
          </table:table-cell>
          <table:table-cell table:style-name="ce5" office:value-type="float" office:value="1.4">
            <text:p>1.4</text:p>
          </table:table-cell>
          <table:table-cell table:style-name="ce5" office:value-type="string">
            <text:p>Adjusted according to sprint 3 results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5-04-08">
            <text:p>04/08/15</text:p>
          </table:table-cell>
          <table:table-cell office:value-type="string">
            <text:p>Domingo, Patrick Leiniel H.</text:p>
          </table:table-cell>
          <table:table-cell office:value-type="float" office:value="1.5">
            <text:p>1.5</text:p>
          </table:table-cell>
          <table:table-cell table:style-name="ce5" office:value-type="string">
            <text:p>Adjusted according to sprint 4 results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5-04-17">
            <text:p>04/17/15</text:p>
          </table:table-cell>
          <table:table-cell office:value-type="string">
            <text:p>Domingo, Patrick Leiniel H.</text:p>
          </table:table-cell>
          <table:table-cell office:value-type="float" office:value="1.6">
            <text:p>1.6</text:p>
          </table:table-cell>
          <table:table-cell table:style-name="ce5" office:value-type="string">
            <text:p>Adjusted according to sprint 5 results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2"/>
          <table:table-cell table:style-name="ce5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7" table:default-cell-style-name="ce2"/>
        <table:table-column table:style-name="co10" table:number-columns-repeated="4" table:default-cell-style-name="Default"/>
        <table:table-row table:style-name="ro1">
          <table:table-cell table:style-name="ce8" table:number-columns-repeated="4"/>
          <table:table-cell table:style-name="ce10" office:value-type="string">
            <text:p>Requirements Phase</text:p>
          </table:table-cell>
          <table:table-cell table:number-columns-repeated="3"/>
          <table:table-cell table:style-name="ce10" office:value-type="string">
            <text:p>Design Phase</text:p>
          </table:table-cell>
          <table:table-cell table:number-columns-repeated="2"/>
          <table:table-cell table:style-name="ce2" table:number-columns-repeated="3"/>
          <table:table-cell/>
        </table:table-row>
        <table:table-row table:style-name="ro1">
          <table:table-cell table:style-name="ce8" office:value-type="string">
            <text:p>RTM ID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Scenarios</text:p>
          </table:table-cell>
          <table:table-cell table:style-name="ce8" office:value-type="string">
            <text:p>Priority Status</text:p>
          </table:table-cell>
          <table:table-cell table:style-name="ce1" office:value-type="string">
            <text:p>Has Prototype?</text:p>
          </table:table-cell>
          <table:table-cell table:style-name="ce1" office:value-type="string">
            <text:p>Boundary Class</text:p>
          </table:table-cell>
          <table:table-cell table:style-name="ce1" office:value-type="string">
            <text:p>Control Class</text:p>
          </table:table-cell>
          <table:table-cell table:style-name="ce1" office:value-type="string">
            <text:p>Entity Class</text:p>
          </table:table-cell>
          <table:table-cell table:style-name="ce8" office:value-type="string">
            <text:p>UI Design</text:p>
          </table:table-cell>
          <table:table-cell table:style-name="ce8" office:value-type="string">
            <text:p>Controller Design</text:p>
          </table:table-cell>
          <table:table-cell table:style-name="ce8" office:value-type="string">
            <text:p>Data Design</text:p>
          </table:table-cell>
          <table:table-cell table:style-name="ce1" office:value-type="string">
            <text:p>Story Points</text:p>
          </table:table-cell>
          <table:table-cell table:style-name="ce1" office:value-type="string">
            <text:p>Value Point</text:p>
          </table:table-cell>
          <table:table-cell table:style-name="ce1" office:value-type="string">
            <text:p>BFTB</text:p>
          </table:table-cell>
          <table:table-cell/>
        </table:table-row>
        <table:table-row table:style-name="ro1">
          <table:table-cell office:value-type="string">
            <text:p>Subject Use Case 1.1</text:p>
          </table:table-cell>
          <table:table-cell office:value-type="string">
            <text:p>View subject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table:formula="of:=[.M3]/[.L3]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1.0</text:p>
          </table:table-cell>
          <table:table-cell office:value-type="string">
            <text:p>Create subject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table:formula="of:=[.M5]/[.L5]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Subject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1.0</text:p>
          </table:table-cell>
          <table:table-cell office:value-type="string">
            <text:p>Create notes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Note title already exists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1.1</text:p>
          </table:table-cell>
          <table:table-cell office:value-type="string">
            <text:p>View Notes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3.0</text:p>
          </table:table-cell>
          <table:table-cell office:value-type="string">
            <text:p>Delete subject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table:formula="of:=[.M13]/[.L13]" office:value-type="float" office:value="3.5">
            <text:p>3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3.0</text:p>
          </table:table-cell>
          <table:table-cell office:value-type="string">
            <text:p>Delete notes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table:formula="of:=[.M16]/[.L16]" office:value-type="float" office:value="3.5">
            <text:p>3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celed delete</text:p>
          </table:table-cell>
          <table:table-cell office:value-type="string">
            <text:p>Must Have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annot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Subject Use Case 2.0</text:p>
          </table:table-cell>
          <table:table-cell office:value-type="string">
            <text:p>Edit subject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f:=[.M19]/[.L19]" office:value-type="float" office:value="1.5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p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hanged to an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2.0</text:p>
          </table:table-cell>
          <table:table-cell office:value-type="string">
            <text:p>Edit note title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formula="of:=[.M22]/[.L22]" office:value-type="float" office:value="1.5">
            <text:p>1.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hanged to an empty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Changed to an existing titl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Notes Use Case 2.1</text:p>
          </table:table-cell>
          <table:table-cell office:value-type="string">
            <text:p>Edit note content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table:formula="of:=[.M25]/[.L25]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Task Use Case 3.1</text:p>
          </table:table-cell>
          <table:table-cell office:value-type="string">
            <text:p>Create Task</text:p>
          </table:table-cell>
          <table:table-cell office:value-type="string">
            <text:p>S1: Successful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2</text:p>
          </table:table-cell>
          <table:table-cell office:value-type="string">
            <text:p>Delete Task</text:p>
          </table:table-cell>
          <table:table-cell office:value-type="string">
            <text:p>S1: Successful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Must Have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3</text:p>
          </table:table-cell>
          <table:table-cell office:value-type="string">
            <text:p>Edit Task</text:p>
          </table:table-cell>
          <table:table-cell office:value-type="string">
            <text:p>S1: Successful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>
            <text:p>Calendar-related</text:p>
          </table:table-cell>
          <table:table-cell table:style-name="Default"/>
          <table:table-cell table:number-columns-repeated="9"/>
          <table:table-cell table:style-name="ce2" table:number-columns-repeated="4"/>
        </table:table-row>
        <table:table-row table:style-name="ro1">
          <table:table-cell office:value-type="string">
            <text:p>Calendar Use Case 3.1</text:p>
          </table:table-cell>
          <table:table-cell office:value-type="string">
            <text:p>Add new activity</text:p>
          </table:table-cell>
          <table:table-cell office:value-type="string">
            <text:p>S1: Successful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table:formula="of:=[.M35]/[.L35]" office:value-type="float" office:value="1.28571428571429">
            <text:p>1.2857142857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ad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S3: Adding existing activit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2.0</text:p>
          </table:table-cell>
          <table:table-cell office:value-type="string">
            <text:p>View individual activity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table:formula="of:=[.M38]/[.L38]" office:value-type="float" office:value="1.14285714285714">
            <text:p>1.1428571429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3.3</text:p>
          </table:table-cell>
          <table:table-cell office:value-type="string">
            <text:p>Delete existing activity</text:p>
          </table:table-cell>
          <table:table-cell office:value-type="string">
            <text:p>S1: Successful dele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formula="of:=[.M40]/[.L40]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dele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1.2</text:p>
          </table:table-cell>
          <table:table-cell office:value-type="string">
            <text:p>View day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table:formula="of:=[.M42]/[.L42]" office:value-type="float" office:value="0.833333333333333">
            <text:p>0.8333333333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1.1</text:p>
          </table:table-cell>
          <table:table-cell office:value-type="string">
            <text:p>View month activities</text:p>
          </table:table-cell>
          <table:table-cell office:value-type="string">
            <text:p>S1: Successful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table:formula="of:=[.M44]/[.L44]" office:value-type="float" office:value="0.777777777777778">
            <text:p>0.777777777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>
            <text:p>Calendar Use Case 3.2</text:p>
          </table:table-cell>
          <table:table-cell office:value-type="string">
            <text:p>Edit existing activity</text:p>
          </table:table-cell>
          <table:table-cell office:value-type="string">
            <text:p>S1: Successful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table:formula="of:=[.M46]/[.L46]" office:value-type="float" office:value="0.75">
            <text:p>0.7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2: Cannot edit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style-name="ce2" table:number-columns-repeated="3"/>
          <table:table-cell/>
        </table:table-row>
        <table:table-row table:style-name="ro1" table:number-rows-repeated="2"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9" office:value-type="string">
            <text:p>Interface Customization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office:value-type="string">
            <text:p>Interface Use Case 1.1</text:p>
          </table:table-cell>
          <table:table-cell office:value-type="string">
            <text:p>Choose from themes</text:p>
          </table:table-cell>
          <table:table-cell office:value-type="string">
            <text:p>S1: Successful selection</text:p>
          </table:table-cell>
          <table:table-cell office:value-type="string">
            <text:p>Nice to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change them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Subject-relate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ubject Use Case 4.0</text:p>
          </table:table-cell>
          <table:table-cell office:value-type="string">
            <text:p>Arrange subject title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Subject Use Case 4.1</text:p>
          </table:table-cell>
          <table:table-cell office:value-type="string">
            <text:p>Find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Subject Use Case 4.2</text:p>
          </table:table-cell>
          <table:table-cell office:value-type="string">
            <text:p>Find notes within the subject</text:p>
          </table:table-cell>
          <table:table-cell office:value-type="string">
            <text:p>S1: Successful find</text:p>
          </table:table-cell>
          <table:table-cell office:value-type="string">
            <text:p>Could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ound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Notes-related</text:p>
          </table:table-cell>
          <table:table-cell table:number-columns-repeated="14"/>
        </table:table-row>
        <table:table-row table:style-name="ro1">
          <table:table-cell office:value-type="string">
            <text:p>Notes Use Case 4.0</text:p>
          </table:table-cell>
          <table:table-cell office:value-type="string">
            <text:p>Arrange notes</text:p>
          </table:table-cell>
          <table:table-cell office:value-type="string">
            <text:p>S1: Successful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Could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Notes Use Case 5.0</text:p>
          </table:table-cell>
          <table:table-cell office:value-type="string">
            <text:p>Move notes</text:p>
          </table:table-cell>
          <table:table-cell office:value-type="string">
            <text:p>S1: Successful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mov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1</text:p>
          </table:table-cell>
          <table:table-cell office:value-type="string">
            <text:p>Copy notes</text:p>
          </table:table-cell>
          <table:table-cell office:value-type="string">
            <text:p>S1: Successful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copy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2</text:p>
          </table:table-cell>
          <table:table-cell office:value-type="string">
            <text:p>Paste notes</text:p>
          </table:table-cell>
          <table:table-cell office:value-type="string">
            <text:p>S1: Successful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past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Notes Use Case 5.3</text:p>
          </table:table-cell>
          <table:table-cell office:value-type="string">
            <text:p>Find words within the note</text:p>
          </table:table-cell>
          <table:table-cell office:value-type="string">
            <text:p>S1: Successful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style-name="ce9" office:value-type="string">
            <text:p>Taks-related</text:p>
          </table:table-cell>
          <table:table-cell table:number-columns-repeated="14"/>
        </table:table-row>
        <table:table-row table:style-name="ro1">
          <table:table-cell office:value-type="string">
            <text:p>Task Use Case 1.0</text:p>
          </table:table-cell>
          <table:table-cell office:value-type="string">
            <text:p>Search Task</text:p>
          </table:table-cell>
          <table:table-cell office:value-type="string">
            <text:p>S1: Successful search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find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2.0</text:p>
          </table:table-cell>
          <table:table-cell office:value-type="string">
            <text:p>View Task</text:p>
          </table:table-cell>
          <table:table-cell office:value-type="string">
            <text:p>S1: Successful view</text:p>
          </table:table-cell>
          <table:table-cell office:value-type="string">
            <text:p>Must Have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3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view</text:p>
          </table:table-cell>
          <table:table-cell office:value-type="string">
            <text:p>Must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2.1</text:p>
          </table:table-cell>
          <table:table-cell office:value-type="string">
            <text:p>Arrange Task</text:p>
          </table:table-cell>
          <table:table-cell office:value-type="string">
            <text:p>S1: Successful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2: Cannot arrange</text:p>
          </table:table-cell>
          <table:table-cell office:value-type="string">
            <text:p>Nice to have</text:p>
          </table:table-cell>
          <table:table-cell table:number-columns-repeated="7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Task Use Case 3.0</text:p>
          </table:table-cell>
          <table:table-cell office:value-type="string">
            <text:p>Manage Task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5/06/2015</text:date>, <text:time>03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3:10:46.56</meta:creation-date>
    <dc:date>2015-05-06T03:26:45.31</dc:date>
    <meta:editing-duration>PT12M3S</meta:editing-duration>
    <meta:editing-cycles>13</meta:editing-cycles>
    <meta:generator>OpenOffice.org/3.4.1$Win32 OpenOffice.org_project/341m1$Build-9593</meta:generator>
    <meta:document-statistic meta:table-count="2" meta:cell-count="778" meta:object-count="0"/>
  </office:meta>
</office:document-meta>
</file>